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roman"/>
    <style:font-face style:name="Lucida Sans1" svg:font-family="'Lucida Sans'" style:font-family-generic="swiss"/>
    <style:font-face style:name="Minion Pro" svg:font-family="'Minion Pro'"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a429"/>
    </style:style>
    <style:style style:name="P2" style:family="paragraph" style:parent-style-name="Standard">
      <style:text-properties style:font-name="Minion Pro" officeooo:rsid="0012a429" officeooo:paragraph-rsid="0012a429"/>
    </style:style>
    <style:style style:name="P3" style:family="paragraph" style:parent-style-name="Standard">
      <style:text-properties style:font-name="Minion Pro" fo:font-weight="bold" officeooo:rsid="0012a429" officeooo:paragraph-rsid="0012a429" style:font-weight-asian="bold" style:font-weight-complex="bold"/>
    </style:style>
    <style:style style:name="P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Minion Pro" fo:font-size="12pt" style:font-size-asian="10.5pt" style:font-size-complex="12pt"/>
    </style:style>
    <style:style style:name="P5" style:family="paragraph" style:parent-style-name="Standard">
      <style:paragraph-properties fo:text-align="justify" style:justify-single-word="false"/>
      <style:text-properties style:font-name="Minion Pro" fo:font-weight="normal" officeooo:rsid="0012a429" officeooo:paragraph-rsid="0012a429" style:font-weight-asian="normal" style:font-weight-complex="normal"/>
    </style:style>
    <style:style style:name="P6" style:family="paragraph" style:parent-style-name="Standard">
      <style:paragraph-properties fo:text-align="justify" style:justify-single-word="false"/>
      <style:text-properties style:font-name="Minion Pro" fo:font-weight="normal" officeooo:rsid="0012a429" officeooo:paragraph-rsid="0012f53f" style:font-weight-asian="normal" style:font-weight-complex="normal"/>
    </style:style>
    <style:style style:name="P7" style:family="paragraph" style:parent-style-name="Standard">
      <style:text-properties fo:color="#999999" style:font-name="Minion Pro" officeooo:rsid="0012a429" officeooo:paragraph-rsid="0012a429"/>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10" style:family="paragraph" style:parent-style-name="Standard">
      <style:paragraph-properties fo:text-align="justify" style:justify-single-word="false"/>
      <style:text-properties fo:font-size="8pt" officeooo:paragraph-rsid="0017a3b8" style:font-size-asian="8pt" style:font-size-complex="8pt"/>
    </style:style>
    <style:style style:name="P11" style:family="paragraph" style:parent-style-name="Standard">
      <style:text-properties fo:color="#808080" style:font-name="Minion Pro" fo:font-size="8pt" officeooo:rsid="0012a429" officeooo:paragraph-rsid="0012a429" style:font-size-asian="8pt" style:font-size-complex="8pt"/>
    </style:style>
    <style:style style:name="P1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08080" fo:font-size="8pt" style:font-size-asian="8pt" style:font-size-complex="8pt"/>
    </style:style>
    <style:style style:name="P1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officeooo:rsid="0012a429" officeooo:paragraph-rsid="0012a429" style:font-size-asian="10.5pt" style:font-size-complex="12pt"/>
    </style:style>
    <style:style style:name="P14" style:family="paragraph" style:parent-style-name="Standard">
      <style:paragraph-properties fo:text-align="justify" style:justify-single-word="false"/>
      <style:text-properties fo:color="#111111" style:font-name="Minion Pro" fo:font-size="12pt" fo:font-weight="normal" officeooo:rsid="0012f53f" officeooo:paragraph-rsid="0012f53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111111" style:font-name="Minion Pro" fo:font-size="12pt" fo:font-weight="normal" officeooo:rsid="0012a429" officeooo:paragraph-rsid="0014e06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111111" style:font-name="Minion Pro" fo:font-size="12pt" fo:font-weight="normal" officeooo:rsid="0014e068" officeooo:paragraph-rsid="0014e06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111111" style:font-name="Minion Pro" fo:font-size="12pt" fo:font-weight="normal" officeooo:rsid="001612e3" officeooo:paragraph-rsid="001612e3"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111111" style:font-name="Minion Pro" fo:font-size="12pt" fo:font-weight="bold" officeooo:rsid="0012a429" officeooo:paragraph-rsid="0014e068"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111111" style:font-name="Minion Pro" fo:font-size="12pt" fo:font-weight="bold" officeooo:rsid="0012a429" officeooo:paragraph-rsid="001612e3"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color="#111111" style:font-name="Minion Pro" fo:font-size="12pt" fo:font-weight="bold" officeooo:rsid="0012a429" officeooo:paragraph-rsid="0016a2ed"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color="#111111" style:font-name="Minion Pro" fo:font-size="12pt" fo:font-style="normal" fo:font-weight="normal" officeooo:rsid="0016a2ed" officeooo:paragraph-rsid="0016a2ed"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color="#111111" style:font-name="Minion Pro" fo:font-size="12pt" fo:font-style="normal" fo:font-weight="normal" officeooo:rsid="001612e3" officeooo:paragraph-rsid="0016a2e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color="#111111" style:font-name="Minion Pro" fo:font-size="12pt" fo:font-style="normal" fo:font-weight="normal" officeooo:rsid="0017a3b8" officeooo:paragraph-rsid="0017a3b8"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111111" style:font-name="Minion Pro" fo:font-size="12pt" fo:font-style="normal" fo:font-weight="bold" officeooo:rsid="0012a429" officeooo:paragraph-rsid="0017a3b8"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color="#111111" style:font-name="Minion Pro" fo:font-size="8pt" fo:font-weight="normal" officeooo:rsid="0012f53f" officeooo:paragraph-rsid="0012f53f" style:font-size-asian="8pt" style:font-weight-asian="normal" style:font-size-complex="8pt" style:font-weight-complex="normal"/>
    </style:style>
    <style:style style:name="P26" style:family="paragraph" style:parent-style-name="Standard">
      <style:paragraph-properties fo:text-align="justify" style:justify-single-word="false"/>
      <style:text-properties fo:color="#111111" style:font-name="Minion Pro" fo:font-size="8pt" fo:font-weight="normal" officeooo:rsid="0014e068" officeooo:paragraph-rsid="0014e068" style:font-size-asian="8pt" style:font-weight-asian="normal" style:font-size-complex="8pt" style:font-weight-complex="normal"/>
    </style:style>
    <style:style style:name="P27" style:family="paragraph" style:parent-style-name="Standard">
      <style:paragraph-properties fo:text-align="justify" style:justify-single-word="false"/>
      <style:text-properties fo:color="#111111" style:font-name="Minion Pro" fo:font-size="8pt" fo:font-weight="normal" officeooo:rsid="001612e3" officeooo:paragraph-rsid="001612e3" style:font-size-asian="8pt" style:font-weight-asian="normal" style:font-size-complex="8pt" style:font-weight-complex="normal"/>
    </style:style>
    <style:style style:name="P28" style:family="paragraph" style:parent-style-name="Standard">
      <style:paragraph-properties fo:text-align="justify" style:justify-single-word="false"/>
      <style:text-properties fo:color="#111111" style:font-name="Minion Pro" fo:font-size="8pt" fo:font-style="normal" fo:font-weight="normal" officeooo:rsid="0016a2ed" officeooo:paragraph-rsid="0016a2ed" style:font-size-asian="8pt" style:font-style-asian="normal" style:font-weight-asian="normal" style:font-size-complex="8pt" style:font-style-complex="normal" style:font-weight-complex="normal"/>
    </style:style>
    <style:style style:name="P29" style:family="paragraph" style:parent-style-name="Standard">
      <style:paragraph-properties fo:margin-left="1.251cm" fo:margin-right="0cm" fo:text-indent="0cm" style:auto-text-indent="false"/>
      <style:text-properties fo:color="#999999" style:font-name="Courier" fo:font-size="8pt" officeooo:rsid="0012a429" officeooo:paragraph-rsid="0012a429" style:font-size-asian="8pt" style:font-size-complex="8pt"/>
    </style:style>
    <style:style style:name="T1" style:family="text">
      <style:text-properties officeooo:rsid="0012a429"/>
    </style:style>
    <style:style style:name="T2" style:family="text">
      <style:text-properties fo:font-style="italic" style:font-style-asian="italic" style:font-style-complex="italic"/>
    </style:style>
    <style:style style:name="T3" style:family="text">
      <style:text-properties fo:color="#111111" fo:font-style="normal" fo:font-weight="bold" style:font-style-asian="normal" style:font-weight-asian="bold" style:font-style-complex="normal" style:font-weight-complex="bold"/>
    </style:style>
    <style:style style:name="T4" style:family="text">
      <style:text-properties fo:color="#3b2322"/>
    </style:style>
    <style:style style:name="T5" style:family="text">
      <style:text-properties fo:color="#3b2322" style:font-name="Courier1"/>
    </style:style>
    <style:style style:name="T6" style:family="text">
      <style:text-properties fo:color="#3b2322" style:font-name="Courier1" fo:font-size="12pt" style:font-size-asian="12pt"/>
    </style:style>
    <style:style style:name="T7" style:family="text">
      <style:text-properties fo:color="#3b2322" style:font-name="Courier1" fo:font-size="8pt" style:font-size-asian="8pt" style:font-size-complex="8pt"/>
    </style:style>
    <style:style style:name="T8" style:family="text">
      <style:text-properties fo:color="#3b2322" style:font-name="Courier1" fo:font-size="8pt" officeooo:rsid="0014e068" style:font-size-asian="8pt" style:font-size-complex="8pt"/>
    </style:style>
    <style:style style:name="T9" style:family="text">
      <style:text-properties fo:color="#3b2322" style:font-name="Courier1" fo:font-size="8pt" officeooo:rsid="0012a429" style:font-size-asian="8pt" style:font-size-complex="8pt"/>
    </style:style>
    <style:style style:name="T10" style:family="text">
      <style:text-properties fo:color="#3b2322" style:font-name="Courier1" officeooo:rsid="0014e068"/>
    </style:style>
    <style:style style:name="T11" style:family="text">
      <style:text-properties style:font-name="Courier1"/>
    </style:style>
    <style:style style:name="T12" style:family="text">
      <style:text-properties style:font-name="Minion Pro" officeooo:rsid="0012a429"/>
    </style:style>
    <style:style style:name="T13" style:family="text">
      <style:text-properties style:font-name="Courier" fo:font-size="8pt" style:font-size-asian="8pt" style:font-size-complex="8pt"/>
    </style:style>
    <style:style style:name="T14" style:family="text">
      <style:text-properties style:font-name="Courier" fo:font-size="8pt" officeooo:rsid="0012a429" style:font-size-asian="8pt" style:font-size-complex="8pt"/>
    </style:style>
    <style:style style:name="T15" style:family="text">
      <style:text-properties style:text-position="super 58%"/>
    </style:style>
    <style:style style:name="T16" style:family="text">
      <style:text-properties officeooo:rsid="0014e068"/>
    </style:style>
    <style:style style:name="T17" style:family="text">
      <style:text-properties officeooo:rsid="001612e3"/>
    </style:style>
    <style:style style:name="T18" style:family="text">
      <style:text-properties officeooo:rsid="0016a2ed"/>
    </style:style>
    <style:style style:name="T19" style:family="text">
      <style:text-properties officeooo:rsid="0017a3b8"/>
    </style:style>
    <style:style style:name="T20" style:family="text">
      <style:text-properties officeooo:rsid="00199d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ature: Average Rating of Game – relates to question 3.</text:p>
      <text:p text:style-name="P2"/>
      <text:p text:style-name="P2">The '<text:span text:style-name="T2">averageRating</text:span>' of a game is only shown when more than ten users have rated the game.</text:p>
      <text:p text:style-name="P2">This feature is implemented by the use of an attribute in the Game table called '<text:span text:style-name="T2">NoOfRatings</text:span>'.</text:p>
      <text:p text:style-name="P2"/>
      <text:p text:style-name="P2">When the '<text:span text:style-name="T2">NoOfRatings</text:span>' attribute goes above 10, the '<text:span text:style-name="T2">averageRating</text:span>' attribute changes from '<text:span text:style-name="T2">NULL</text:span>' to the average of all of the user ratings.</text:p>
      <text:p text:style-name="P2"/>
      <text:p text:style-name="P2">The trigger below achieves this:</text:p>
      <text:p text:style-name="P2"/>
      <text:p text:style-name="P29">DROP PROCEDURE IF EXISTS UpdateAverage;</text:p>
      <text:p text:style-name="P29">DELIMITER $$</text:p>
      <text:p text:style-name="P29">CREATE PROCEDURE UpdateAverage(IN updated INT)</text:p>
      <text:p text:style-name="P29">BEGIN</text:p>
      <text:p text:style-name="P29"><text:tab/>UPDATE Game</text:p>
      <text:p text:style-name="P29"><text:tab/><text:tab/>/* Set new rating count for new rated Game */</text:p>
      <text:p text:style-name="P29"><text:tab/><text:tab/>SET NoOfRatings = (</text:p>
      <text:p text:style-name="P29"><text:tab/><text:tab/><text:tab/>SELECT COUNT(UserRating) </text:p>
      <text:p text:style-name="P29"><text:tab/><text:tab/><text:tab/>FROM UserToGame</text:p>
      <text:p text:style-name="P29"><text:tab/><text:tab/><text:tab/>WHERE UserToGame.GameID = Game.GameID</text:p>
      <text:p text:style-name="P29"><text:tab/><text:tab/><text:tab/>AND UserToGame.GameID = updated)</text:p>
      <text:p text:style-name="P29"><text:tab/><text:tab/>WHERE Game.GameID = updated;</text:p>
      <text:p text:style-name="P29"/>
      <text:p text:style-name="P29"><text:tab/><text:tab/>/* If new rating count is over 10, update the average */</text:p>
      <text:p text:style-name="P29"><text:tab/><text:tab/><text:span text:style-name="T3">IF (SELECT NoOfRatings FROM Game WHERE GameID = updated) &gt;= 10 </text:span></text:p>
      <text:p text:style-name="P29"><text:tab/><text:tab/>THEN BEGIN</text:p>
      <text:p text:style-name="P29"><text:tab/><text:tab/><text:tab/>UPDATE Game</text:p>
      <text:p text:style-name="P29"><text:tab/><text:tab/><text:tab/><text:tab/>SET AverageRating = (</text:p>
      <text:p text:style-name="P29"><text:tab/><text:tab/><text:tab/><text:tab/><text:tab/>SELECT AVG(UserRating) </text:p>
      <text:p text:style-name="P29"><text:tab/><text:tab/><text:tab/><text:tab/><text:tab/>FROM UserToGame </text:p>
      <text:p text:style-name="P29"><text:tab/><text:tab/><text:tab/><text:tab/><text:tab/>WHERE UserToGame.GameID = Game.GameID</text:p>
      <text:p text:style-name="P29"><text:tab/><text:tab/><text:tab/><text:tab/><text:tab/>AND UserToGame.GameID = updated)</text:p>
      <text:p text:style-name="P29"><text:tab/><text:tab/><text:tab/><text:tab/>WHERE Game.GameID = updated;</text:p>
      <text:p text:style-name="P29"><text:tab/><text:tab/>END; END IF;</text:p>
      <text:p text:style-name="P29"/>
      <text:p text:style-name="P29">END $$</text:p>
      <text:p text:style-name="P29">DELIMITER ; </text:p>
      <text:p text:style-name="P7"/>
      <text:p text:style-name="P1"><text:span text:style-name="T12">The output for the query </text:span><text:span text:style-name="T14">“S</text:span><text:span text:style-name="T7">ELECT Name, AverageRating From Game” </text:span><text:span text:style-name="T12"><text:s/>looks like this: </text:span></text:p>
      <text:p text:style-name="P2"/>
      <text:p text:style-name="P11"><text:span text:style-name="T11">+--------------------+---------------+</text:span></text:p>
      <text:p text:style-name="P12"><text:span text:style-name="T11">| Name <text:s text:c="14"/>| AverageRating |</text:span></text:p>
      <text:p text:style-name="P12"><text:span text:style-name="T11">+--------------------+---------------+</text:span></text:p>
      <text:p text:style-name="P12"><text:span text:style-name="T11">| GTA V <text:s text:c="13"/>| <text:s text:c="9"/>5.68 |</text:span></text:p>
      <text:p text:style-name="P12"><text:span text:style-name="T11">| The Last of Us <text:s text:c="4"/>| <text:s text:c="9"/>NULL |</text:span></text:p>
      <text:p text:style-name="P12"><text:span text:style-name="T11">| FIFA 14 <text:s text:c="11"/>| <text:s text:c="9"/>NULL |</text:span></text:p>
      <text:p text:style-name="P12"><text:span text:style-name="T11">| Angry Birds <text:s text:c="7"/>| <text:s text:c="9"/>NULL |</text:span></text:p>
      <text:p text:style-name="P12"><text:span text:style-name="T11">| mission Impossible | <text:s text:c="9"/>NULL |</text:span></text:p>
      <text:p text:style-name="P12"><text:span text:style-name="T11">| James Bond <text:s text:c="8"/>| <text:s text:c="9"/>NULL |</text:span></text:p>
      <text:p text:style-name="P8"><text:span text:style-name="T5"/></text:p>
      <text:p text:style-name="P8"><text:span text:style-name="T5"/></text:p>
      <text:p text:style-name="P13">This table shows that <text:span text:style-name="T2">only</text:span> GTA V has been rated by more than 10 users.</text:p>
      <text:p text:style-name="P4"><text:span text:style-name="T4"/></text:p>
      <text:p text:style-name="P2"/>
      <text:p text:style-name="P3">Feature: See how a user is doing on a game's leaderboard – relates to question 4.</text:p>
      <text:p text:style-name="P3"/>
      <text:p text:style-name="P5">When given a user and a game, There is a procedure that can display the user's best score, the rank on the entire leaderboard of that game, and a suggestion of what percentile their score is in compared with everybody who has ever played that game.</text:p>
      <text:p text:style-name="P5"/>
      <text:p text:style-name="P6">This is accessed by use of the query:</text:p>
      <text:p text:style-name="P6"><text:s/><text:span text:style-name="T13">“CALL</text:span><text:span text:style-name="T7"> Question4('BobHope', 1);”</text:span></text:p>
      <text:p text:style-name="P14">Where '<text:span text:style-name="T2">BobHope</text:span>' is the user and '<text:span text:style-name="T2">1</text:span>' is the GameID. In this database GameID 1 refers to GTA V.</text:p>
      <text:p text:style-name="P14"/>
      <text:p text:style-name="P14"/>
      <text:p text:style-name="P14"/>
      <text:p text:style-name="P14"/>
      <text:p text:style-name="P14"><text:soft-page-break/></text:p>
      <text:p text:style-name="P14">This outputs: </text:p>
      <text:p text:style-name="P14"/>
      <text:p text:style-name="P25"><text:span text:style-name="T5">+------+---------------+-----------+</text:span></text:p>
      <text:p text:style-name="P8"><text:span text:style-name="T5">| rank | top_x_percent | BestScore |</text:span></text:p>
      <text:p text:style-name="P8"><text:span text:style-name="T5">+------+---------------+-----------+</text:span></text:p>
      <text:p text:style-name="P8"><text:span text:style-name="T5">| <text:s text:c="3"/>6 | <text:s text:c="6"/>16.6667 | <text:s text:c="7"/>91 |</text:span></text:p>
      <text:p text:style-name="P8"><text:span text:style-name="T5">+------+---------------+-----------+</text:span></text:p>
      <text:p text:style-name="P14"/>
      <text:p text:style-name="P14">Showing that BobHope is ranked 6<text:span text:style-name="T15">th</text:span> on the leaderboard for GTA V;</text:p>
      <text:p text:style-name="P14">His best score is 91; and</text:p>
      <text:p text:style-name="P14">he is in the top 17 % of scores for this game.</text:p>
      <text:p text:style-name="P14"/>
      <text:p text:style-name="P18">Feature: <text:span text:style-name="T16">See the top ten rated games in each genre</text:span>– relates to question <text:span text:style-name="T16">5</text:span>.</text:p>
      <text:p text:style-name="P18"/>
      <text:p text:style-name="P16">If the users want to know what the best rated games in a particular genre are, they can use this query to find out:</text:p>
      <text:p text:style-name="P16"/>
      <text:p text:style-name="P15"><text:s/><text:span text:style-name="T13">“CALL</text:span><text:span text:style-name="T7"> Question</text:span><text:span text:style-name="T8">5</text:span><text:span text:style-name="T7">(</text:span><text:span text:style-name="T8">)</text:span><text:span text:style-name="T7">;”</text:span></text:p>
      <text:p text:style-name="P15"><text:span text:style-name="T7"/></text:p>
      <text:p text:style-name="P15"><text:span text:style-name="T4"/></text:p>
      <text:p text:style-name="P16">This will output a list of the best 10 games in each genre thus:</text:p>
      <text:p text:style-name="P16"/>
      <text:p text:style-name="P26"><text:span text:style-name="T5">+-------------+--------------------+---------------+</text:span></text:p>
      <text:p text:style-name="P8"><text:span text:style-name="T5">| genre <text:s text:c="6"/>| name <text:s text:c="14"/>| AverageRating |</text:span></text:p>
      <text:p text:style-name="P8"><text:span text:style-name="T5">+-------------+--------------------+---------------+</text:span></text:p>
      <text:p text:style-name="P8"><text:span text:style-name="T5">| Adventure <text:s text:c="2"/>| GTA V <text:s text:c="13"/>| <text:s text:c="9"/></text:span><text:span text:style-name="T10">9.87</text:span><text:span text:style-name="T5"> |</text:span></text:p>
      <text:p text:style-name="P8"><text:span text:style-name="T5">| Adventure <text:s text:c="2"/>| The Last of Us <text:s text:c="4"/>| <text:s text:c="9"/></text:span><text:span text:style-name="T10">5.43</text:span><text:span text:style-name="T5"> |</text:span></text:p>
      <text:p text:style-name="P8"><text:span text:style-name="T5">| Adventure <text:s text:c="2"/>| mission Impossible | <text:s text:c="9"/></text:span><text:span text:style-name="T10">3.46</text:span><text:span text:style-name="T5"> |</text:span></text:p>
      <text:p text:style-name="P8"><text:span text:style-name="T5">| Adventure <text:s text:c="2"/>| 2048 <text:s text:c="14"/>| <text:s text:c="9"/></text:span><text:span text:style-name="T10">3.44</text:span><text:span text:style-name="T5"> |</text:span></text:p>
      <text:p text:style-name="P8"><text:span text:style-name="T5">| Adventure <text:s text:c="2"/>| Black ops <text:s text:c="9"/>| <text:s text:c="9"/></text:span><text:span text:style-name="T10">2.45</text:span><text:span text:style-name="T5"> |</text:span></text:p>
      <text:p text:style-name="P8"><text:span text:style-name="T5">| Adventure <text:s text:c="2"/>| bin throw <text:s text:c="9"/>| <text:s text:c="9"/></text:span><text:span text:style-name="T10">2.34</text:span><text:span text:style-name="T5"> |</text:span></text:p>
      <text:p text:style-name="P8"><text:span text:style-name="T5">| Adventure <text:s text:c="2"/>| flick men <text:s text:c="9"/>| <text:s text:c="9"/></text:span><text:span text:style-name="T10">2.12</text:span><text:span text:style-name="T5"> |</text:span></text:p>
      <text:p text:style-name="P8"><text:span text:style-name="T5">| Horror <text:s text:c="5"/>| Crash Bandicoot <text:s text:c="3"/>| <text:s text:c="9"/></text:span><text:span text:style-name="T10">6.51</text:span><text:span text:style-name="T5"> |</text:span></text:p>
      <text:p text:style-name="P8"><text:span text:style-name="T5">| Horror <text:s text:c="5"/>| carrot peel <text:s text:c="7"/>| <text:s text:c="9"/></text:span><text:span text:style-name="T10">6.43</text:span><text:span text:style-name="T5"> |</text:span></text:p>
      <text:p text:style-name="P8"><text:span text:style-name="T5">| Horror <text:s text:c="5"/>| skyroads <text:s text:c="10"/>| <text:s text:c="9"/></text:span><text:span text:style-name="T10">6.12</text:span><text:span text:style-name="T5"> |</text:span></text:p>
      <text:p text:style-name="P8"><text:span text:style-name="T5">| Horror <text:s text:c="5"/>| The Last of Us <text:s text:c="4"/>| <text:s text:c="9"/></text:span><text:span text:style-name="T10">5.43</text:span><text:span text:style-name="T5"> |</text:span></text:p>
      <text:p text:style-name="P8"><text:span text:style-name="T5">| Mutliplayer | GTA V <text:s text:c="13"/>| <text:s text:c="9"/></text:span><text:span text:style-name="T10">9.87</text:span><text:span text:style-name="T5"> |</text:span></text:p>
      <text:p text:style-name="P8"><text:span text:style-name="T5">| Mutliplayer | FIFA 14 <text:s text:c="11"/>| <text:s text:c="9"/></text:span><text:span text:style-name="T10">8.65</text:span><text:span text:style-name="T5"> |</text:span></text:p>
      <text:p text:style-name="P8"><text:span text:style-name="T5">| Mutliplayer | Angry Birds <text:s text:c="7"/>| <text:s text:c="9"/></text:span><text:span text:style-name="T10">6.74</text:span><text:span text:style-name="T5"> |</text:span></text:p>
      <text:p text:style-name="P8"><text:span text:style-name="T5">| Mutliplayer | James Bond <text:s text:c="8"/>| <text:s text:c="9"/></text:span><text:span text:style-name="T10">5.67</text:span><text:span text:style-name="T5"> |</text:span></text:p>
      <text:p text:style-name="P8"><text:span text:style-name="T5">| Mutliplayer | COD4 <text:s text:c="14"/>| <text:s text:c="9"/></text:span><text:span text:style-name="T10">4.34</text:span><text:span text:style-name="T5"> |</text:span></text:p>
      <text:p text:style-name="P8"><text:span text:style-name="T5">| Mutliplayer | mash up <text:s text:c="11"/>| <text:s text:c="9"/></text:span><text:span text:style-name="T10">3.23</text:span><text:span text:style-name="T5"> |</text:span></text:p>
      <text:p text:style-name="P8"><text:span text:style-name="T5">| Sport <text:s text:c="6"/>| The Last of Us <text:s text:c="4"/>| <text:s text:c="9"/></text:span><text:span text:style-name="T10">5.43</text:span><text:span text:style-name="T5"> |</text:span></text:p>
      <text:p text:style-name="P8"><text:span text:style-name="T5">| Sport <text:s text:c="6"/>| FIFA 14 <text:s text:c="11"/>| <text:s text:c="9"/></text:span><text:span text:style-name="T10">4.35</text:span><text:span text:style-name="T5"> |</text:span></text:p>
      <text:p text:style-name="P8"><text:span text:style-name="T5">| Sport <text:s text:c="6"/>| Bike Runner <text:s text:c="7"/>| <text:s text:c="9"/></text:span><text:span text:style-name="T10">3.65</text:span><text:span text:style-name="T5"> |</text:span></text:p>
      <text:p text:style-name="P8"><text:span text:style-name="T5">+-------------+--------------------+---------------+</text:span></text:p>
      <text:p text:style-name="P16"/>
      <text:p text:style-name="P16">However, because there are not enough games to fill 10 for each genre in our database, the list just lists as many as it can. </text:p>
      <text:p text:style-name="P16"/>
      <text:p text:style-name="P19">Feature: <text:span text:style-name="T17">Get daily and weekly leaderboard for any game </text:span>– relates to question <text:span text:style-name="T17">7</text:span>.</text:p>
      <text:p text:style-name="P19"/>
      <text:p text:style-name="P17">Once the query <text:s/><text:span text:style-name="T14">“CALL</text:span><text:span text:style-name="T9"> </text:span><text:span text:style-name="T7">DayAndWeekLeaders</text:span><text:span text:style-name="T9">(</text:span><text:span text:style-name="T8">)</text:span><text:span text:style-name="T9">;” <text:s/></text:span><text:span text:style-name="T4">has been made, daily and weekly leaderboards are available for any game on the gamecentre. These allow users to see the scores have been each week and day for every game.</text:span></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oft-page-break/>This table shows all of the leaderboards on the gamecentre. Each game has a default leaderboard, and then any number of other leaderboards that arent default. This leaderboard table is essentially a set of criteria to inform how to query the 'Scores' table to get the desired leaderboard. This means that the leaderboards are always up to date.</text:p>
      <text:p text:style-name="P17"><text:span text:style-name="T4"/></text:p>
      <text:p text:style-name="P27"><text:span text:style-name="T5">+---------------+--------+-----------+------------+-----------+</text:span></text:p>
      <text:p text:style-name="P8"><text:span text:style-name="T5">| LeaderboardID | GameID | SortOrder | TimePeriod | IsDefault |</text:span></text:p>
      <text:p text:style-name="P8"><text:span text:style-name="T5">+---------------+--------+-----------+------------+-----------+</text:span></text:p>
      <text:p text:style-name="P8"><text:span text:style-name="T5">| <text:s text:c="12"/>1 | <text:s text:c="5"/>1 | desc <text:s text:c="5"/>| forever <text:s text:c="3"/>| <text:s text:c="8"/>1 |</text:span></text:p>
      <text:p text:style-name="P8"><text:span text:style-name="T5">| <text:s text:c="12"/>2 | <text:s text:c="5"/>2 | desc <text:s text:c="5"/>| forever <text:s text:c="3"/>| <text:s text:c="8"/>1 |</text:span></text:p>
      <text:p text:style-name="P8"><text:span text:style-name="T5">| <text:s text:c="12"/>3 | <text:s text:c="5"/>3 | desc <text:s text:c="5"/>| forever <text:s text:c="3"/>| <text:s text:c="8"/>1 |</text:span></text:p>
      <text:p text:style-name="P8"><text:span text:style-name="T5">| <text:s text:c="12"/>4 | <text:s text:c="5"/>4 | desc <text:s text:c="5"/>| forever <text:s text:c="3"/>| <text:s text:c="8"/>1 |</text:span></text:p>
      <text:p text:style-name="P8"><text:span text:style-name="T5">| <text:s text:c="12"/>5 | <text:s text:c="5"/>5 | desc <text:s text:c="5"/>| forever <text:s text:c="3"/>| <text:s text:c="8"/>1 |</text:span></text:p>
      <text:p text:style-name="P8"><text:span text:style-name="T5">| <text:s text:c="12"/>6 | <text:s text:c="5"/>6 | desc <text:s text:c="5"/>| forever <text:s text:c="3"/>| <text:s text:c="8"/>1 |</text:span></text:p>
      <text:p text:style-name="P8"><text:span text:style-name="T5">| <text:s text:c="12"/>7 | <text:s text:c="5"/>7 | desc <text:s text:c="5"/>| forever <text:s text:c="3"/>| <text:s text:c="8"/>1 |</text:span></text:p>
      <text:p text:style-name="P8"><text:span text:style-name="T5">| <text:s text:c="12"/>8 | <text:s text:c="5"/>8 | desc <text:s text:c="5"/>| forever <text:s text:c="3"/>| <text:s text:c="8"/>1 |</text:span></text:p>
      <text:p text:style-name="P8"><text:span text:style-name="T5">| <text:s text:c="12"/>9 | <text:s text:c="5"/>9 | desc <text:s text:c="5"/>| forever <text:s text:c="3"/>| <text:s text:c="8"/>1 |</text:span></text:p>
      <text:p text:style-name="P8"><text:span text:style-name="T5">| <text:s text:c="11"/>10 | <text:s text:c="4"/>10 | desc <text:s text:c="5"/>| forever <text:s text:c="3"/>| <text:s text:c="8"/>1 |</text:span></text:p>
      <text:p text:style-name="P8"><text:span text:style-name="T5">| <text:s text:c="11"/>11 | <text:s text:c="4"/>11 | desc <text:s text:c="5"/>| forever <text:s text:c="3"/>| <text:s text:c="8"/>1 |</text:span></text:p>
      <text:p text:style-name="P8"><text:span text:style-name="T5">| <text:s text:c="11"/>12 | <text:s text:c="4"/>12 | desc <text:s text:c="5"/>| forever <text:s text:c="3"/>| <text:s text:c="8"/>1 |</text:span></text:p>
      <text:p text:style-name="P8"><text:span text:style-name="T5">| <text:s text:c="11"/>13 | <text:s text:c="4"/>13 | desc <text:s text:c="5"/>| forever <text:s text:c="3"/>| <text:s text:c="8"/>1 |</text:span></text:p>
      <text:p text:style-name="P8"><text:span text:style-name="T5">| <text:s text:c="11"/>14 | <text:s text:c="4"/>14 | desc <text:s text:c="5"/>| forever <text:s text:c="3"/>| <text:s text:c="8"/>1 |</text:span></text:p>
      <text:p text:style-name="P8"><text:span text:style-name="T5">| <text:s text:c="11"/>15 | <text:s text:c="4"/>15 | desc <text:s text:c="5"/>| forever <text:s text:c="3"/>| <text:s text:c="8"/>1 |</text:span></text:p>
      <text:p text:style-name="P8"><text:span text:style-name="T5">| <text:s text:c="11"/>16 | <text:s text:c="4"/>16 | desc <text:s text:c="5"/>| forever <text:s text:c="3"/>| <text:s text:c="8"/>1 |</text:span></text:p>
      <text:p text:style-name="P8"><text:span text:style-name="T5">| <text:s text:c="11"/>17 | <text:s text:c="5"/>1 | desc <text:s text:c="5"/>| 1_week <text:s text:c="4"/>| <text:s text:c="8"/>0 |</text:span></text:p>
      <text:p text:style-name="P8"><text:span text:style-name="T5">| <text:s text:c="11"/>18 | <text:s text:c="5"/>1 | desc <text:s text:c="5"/>| 1_day <text:s text:c="5"/>| <text:s text:c="8"/>0 |</text:span></text:p>
      <text:p text:style-name="P8"><text:span text:style-name="T5">| <text:s text:c="11"/>19 | <text:s text:c="5"/>2 | desc <text:s text:c="5"/>| 1_week <text:s text:c="4"/>| <text:s text:c="8"/>0 |</text:span></text:p>
      <text:p text:style-name="P8"><text:span text:style-name="T5">| <text:s text:c="11"/>20 | <text:s text:c="5"/>2 | desc <text:s text:c="5"/>| 1_day <text:s text:c="5"/>| <text:s text:c="8"/>0 |</text:span></text:p>
      <text:p text:style-name="P8"><text:span text:style-name="T5">| <text:s text:c="11"/>21 | <text:s text:c="5"/>3 | desc <text:s text:c="5"/>| 1_week <text:s text:c="4"/>| <text:s text:c="8"/>0 |</text:span></text:p>
      <text:p text:style-name="P8"><text:span text:style-name="T5">| <text:s text:c="11"/>22 | <text:s text:c="5"/>3 | desc <text:s text:c="5"/>| 1_day <text:s text:c="5"/>| <text:s text:c="8"/>0 |</text:span></text:p>
      <text:p text:style-name="P8"><text:span text:style-name="T5">| <text:s text:c="11"/>23 | <text:s text:c="5"/>4 | desc <text:s text:c="5"/>| 1_week <text:s text:c="4"/>| <text:s text:c="8"/>0 |</text:span></text:p>
      <text:p text:style-name="P8"><text:span text:style-name="T5">| <text:s text:c="11"/>24 | <text:s text:c="5"/>4 | desc <text:s text:c="5"/>| 1_day <text:s text:c="5"/>| <text:s text:c="8"/>0 |</text:span></text:p>
      <text:p text:style-name="P8"><text:span text:style-name="T5">| <text:s text:c="11"/>25 | <text:s text:c="5"/>5 | desc <text:s text:c="5"/>| 1_week <text:s text:c="4"/>| <text:s text:c="8"/>0 |</text:span></text:p>
      <text:p text:style-name="P8"><text:span text:style-name="T5">| <text:s text:c="11"/>26 | <text:s text:c="5"/>5 | desc <text:s text:c="5"/>| 1_day <text:s text:c="5"/>| <text:s text:c="8"/>0 |</text:span></text:p>
      <text:p text:style-name="P8"><text:span text:style-name="T5">| <text:s text:c="11"/>27 | <text:s text:c="5"/>6 | desc <text:s text:c="5"/>| 1_week <text:s text:c="4"/>| <text:s text:c="8"/>0 |</text:span></text:p>
      <text:p text:style-name="P8"><text:span text:style-name="T5">| <text:s text:c="11"/>28 | <text:s text:c="5"/>6 | desc <text:s text:c="5"/>| 1_day <text:s text:c="5"/>| <text:s text:c="8"/>0 |</text:span></text:p>
      <text:p text:style-name="P8"><text:span text:style-name="T5">| <text:s text:c="11"/>29 | <text:s text:c="5"/>7 | desc <text:s text:c="5"/>| 1_week <text:s text:c="4"/>| <text:s text:c="8"/>0 |</text:span></text:p>
      <text:p text:style-name="P8"><text:span text:style-name="T5">| <text:s text:c="11"/>30 | <text:s text:c="5"/>7 | desc <text:s text:c="5"/>| 1_day <text:s text:c="5"/>| <text:s text:c="8"/>0 |</text:span></text:p>
      <text:p text:style-name="P8"><text:span text:style-name="T5">| <text:s text:c="11"/>31 | <text:s text:c="5"/>8 | desc <text:s text:c="5"/>| 1_week <text:s text:c="4"/>| <text:s text:c="8"/>0 |</text:span></text:p>
      <text:p text:style-name="P8"><text:span text:style-name="T5">| <text:s text:c="11"/>32 | <text:s text:c="5"/>8 | desc <text:s text:c="5"/>| 1_day <text:s text:c="5"/>| <text:s text:c="8"/>0 |</text:span></text:p>
      <text:p text:style-name="P8"><text:span text:style-name="T5">| <text:s text:c="11"/>33 | <text:s text:c="5"/>9 | desc <text:s text:c="5"/>| 1_week <text:s text:c="4"/>| <text:s text:c="8"/>0 |</text:span></text:p>
      <text:p text:style-name="P8"><text:span text:style-name="T5">| <text:s text:c="11"/>34 | <text:s text:c="5"/>9 | desc <text:s text:c="5"/>| 1_day <text:s text:c="5"/>| <text:s text:c="8"/>0 |</text:span></text:p>
      <text:p text:style-name="P8"><text:span text:style-name="T5">| <text:s text:c="11"/>35 | <text:s text:c="4"/>10 | desc <text:s text:c="5"/>| 1_week <text:s text:c="4"/>| <text:s text:c="8"/>0 |</text:span></text:p>
      <text:p text:style-name="P8"><text:span text:style-name="T5">| <text:s text:c="11"/>36 | <text:s text:c="4"/>10 | desc <text:s text:c="5"/>| 1_day <text:s text:c="5"/>| <text:s text:c="8"/>0 |</text:span></text:p>
      <text:p text:style-name="P8"><text:span text:style-name="T5">| <text:s text:c="11"/>37 | <text:s text:c="4"/>11 | desc <text:s text:c="5"/>| 1_week <text:s text:c="4"/>| <text:s text:c="8"/>0 |</text:span></text:p>
      <text:p text:style-name="P8"><text:span text:style-name="T5">| <text:s text:c="11"/>38 | <text:s text:c="4"/>11 | desc <text:s text:c="5"/>| 1_day <text:s text:c="5"/>| <text:s text:c="8"/>0 |</text:span></text:p>
      <text:p text:style-name="P8"><text:span text:style-name="T5">| <text:s text:c="11"/>39 | <text:s text:c="4"/>12 | desc <text:s text:c="5"/>| 1_week <text:s text:c="4"/>| <text:s text:c="8"/>0 |</text:span></text:p>
      <text:p text:style-name="P8"><text:span text:style-name="T5">| <text:s text:c="11"/>40 | <text:s text:c="4"/>12 | desc <text:s text:c="5"/>| 1_day <text:s text:c="5"/>| <text:s text:c="8"/>0 |</text:span></text:p>
      <text:p text:style-name="P8"><text:span text:style-name="T5">| <text:s text:c="11"/>41 | <text:s text:c="4"/>13 | desc <text:s text:c="5"/>| 1_week <text:s text:c="4"/>| <text:s text:c="8"/>0 |</text:span></text:p>
      <text:p text:style-name="P8"><text:span text:style-name="T5">| <text:s text:c="11"/>42 | <text:s text:c="4"/>13 | desc <text:s text:c="5"/>| 1_day <text:s text:c="5"/>| <text:s text:c="8"/>0 |</text:span></text:p>
      <text:p text:style-name="P8"><text:span text:style-name="T5">| <text:s text:c="11"/>43 | <text:s text:c="4"/>14 | desc <text:s text:c="5"/>| 1_week <text:s text:c="4"/>| <text:s text:c="8"/>0 |</text:span></text:p>
      <text:p text:style-name="P8"><text:span text:style-name="T5">| <text:s text:c="11"/>44 | <text:s text:c="4"/>14 | desc <text:s text:c="5"/>| 1_day <text:s text:c="5"/>| <text:s text:c="8"/>0 |</text:span></text:p>
      <text:p text:style-name="P8"><text:span text:style-name="T5">| <text:s text:c="11"/>45 | <text:s text:c="4"/>15 | desc <text:s text:c="5"/>| 1_week <text:s text:c="4"/>| <text:s text:c="8"/>0 |</text:span></text:p>
      <text:p text:style-name="P8"><text:span text:style-name="T5">| <text:s text:c="11"/>46 | <text:s text:c="4"/>15 | desc <text:s text:c="5"/>| 1_day <text:s text:c="5"/>| <text:s text:c="8"/>0 |</text:span></text:p>
      <text:p text:style-name="P8"><text:span text:style-name="T5">| <text:s text:c="11"/>47 | <text:s text:c="4"/>16 | desc <text:s text:c="5"/>| 1_week <text:s text:c="4"/>| <text:s text:c="8"/>0 |</text:span></text:p>
      <text:p text:style-name="P8"><text:span text:style-name="T5">| <text:s text:c="11"/>48 | <text:s text:c="4"/>16 | desc <text:s text:c="5"/>| 1_day <text:s text:c="5"/>| <text:s text:c="8"/>0 |</text:span></text:p>
      <text:p text:style-name="P8"><text:span text:style-name="T5">+---------------+--------+-----------+------------+-----------+</text:span></text:p>
      <text:p text:style-name="P17"><text:span text:style-name="T4"/></text:p>
      <text:p text:style-name="P20">Feature: <text:span text:style-name="T17">Get Hotlist of most played games </text:span>– relates to question <text:span text:style-name="T18">9</text:span>.</text:p>
      <text:p text:style-name="P20"/>
      <text:p text:style-name="P21">If users are interested in knowing which games have been played the most, they can simply get the hotlist. The Hotlist is accessed thus: <text:s/><text:span text:style-name="T14">“CALL</text:span><text:span text:style-name="T9"> </text:span><text:span text:style-name="T7">hotlist</text:span><text:span text:style-name="T9">(</text:span><text:span text:style-name="T8">)</text:span><text:span text:style-name="T9">;” </text:span></text:p>
      <text:p text:style-name="P22"><text:span text:style-name="T9"/></text:p>
      <text:p text:style-name="P21"><text:span text:style-name="T1">T</text:span>his will produce a list of games which have been played the most which might look like this:</text:p>
      <text:p text:style-name="P21"/>
      <text:p text:style-name="P28"><text:span text:style-name="T5">+---------+--------------------+-------------+</text:span></text:p>
      <text:p text:style-name="P8"><text:span text:style-name="T5">| Ranking | Name <text:s text:c="14"/>| NOPLastWeek |</text:span></text:p>
      <text:p text:style-name="P8"><text:span text:style-name="T5">+---------+--------------------+-------------+</text:span></text:p>
      <text:p text:style-name="P8"><text:span text:style-name="T5">| <text:s text:c="6"/>1 | GTA V <text:s text:c="13"/>| <text:s text:c="9"/>23 |</text:span></text:p>
      <text:p text:style-name="P8"><text:span text:style-name="T5">| <text:s text:c="6"/>2 | mission Impossible | <text:s text:c="9"/>12 |</text:span></text:p>
      <text:p text:style-name="P8"><text:span text:style-name="T5">| <text:s text:c="6"/>3 | The Last of Us <text:s text:c="4"/>| <text:s text:c="9"/>10 |</text:span></text:p>
      <text:p text:style-name="P8"><text:span text:style-name="T5">| <text:s text:c="6"/>4 | COD4 <text:s text:c="14"/>| <text:s text:c="10"/>8 |</text:span></text:p>
      <text:p text:style-name="P8"><text:span text:style-name="T5">| <text:s text:c="6"/>5 | Crash Bandicoot <text:s text:c="3"/>| <text:s text:c="10"/>8 |</text:span></text:p>
      <text:p text:style-name="P8"><text:span text:style-name="T5">| <text:s text:c="6"/>6 | FIFA 14 <text:s text:c="11"/>| <text:s text:c="10"/>7 |</text:span></text:p>
      <text:p text:style-name="P8"><text:span text:style-name="T5">| <text:s text:c="6"/>9 | James Bond <text:s text:c="8"/>| <text:s text:c="10"/>6 |</text:span></text:p>
      <text:p text:style-name="P8"><text:span text:style-name="T5">| <text:s text:c="6"/>8 | 2048 <text:s text:c="14"/>| <text:s text:c="10"/>6 |</text:span></text:p>
      <text:p text:style-name="P8"><text:span text:style-name="T5">| <text:s text:c="6"/>7 | Angry Birds <text:s text:c="7"/>| <text:s text:c="10"/>6 |</text:span></text:p>
      <text:p text:style-name="P8"><text:span text:style-name="T5">| <text:s text:c="5"/>10 | mash up <text:s text:c="11"/>| <text:s text:c="10"/>5 |</text:span></text:p>
      <text:p text:style-name="P8"><text:span text:style-name="T5">+---------+--------------------+-------------+</text:span></text:p>
      <text:p text:style-name="P21"/>
      <text:p text:style-name="P23"><text:soft-page-break/>This is a dynamic realtime view of which games are being played the most.</text:p>
      <text:p text:style-name="P23"/>
      <text:p text:style-name="P24">Feature: <text:span text:style-name="T19">See a Leaderboard with only your friends on it </text:span>– relates to question <text:span text:style-name="T19">11</text:span>.</text:p>
      <text:p text:style-name="P24"/>
      <text:p text:style-name="P23">If a user wants to see a leaderboard for a game with only their friends on it, this is possible. </text:p>
      <text:p text:style-name="P23">With the query: <text:s/></text:p>
      <text:p text:style-name="P23"><text:span text:style-name="T18"><text:s/></text:span><text:span text:style-name="T14">“CALL</text:span><text:span text:style-name="T9"> </text:span><text:span text:style-name="T7">GetFriendsLeaderboard</text:span><text:span text:style-name="T9">(</text:span><text:span text:style-name="T7">'WillWoodhead', 1</text:span><text:span text:style-name="T8">)</text:span><text:span text:style-name="T9">;” </text:span></text:p>
      <text:p text:style-name="P23"><text:span text:style-name="T1">W</text:span>here 'WillWoodhead' is the user and '1' is the gameID for the game (GTA V in this case).</text:p>
      <text:p text:style-name="P23"/>
      <text:p text:style-name="P23">This will output:</text:p>
      <text:p text:style-name="P23"/>
      <text:p text:style-name="P10"><text:span text:style-name="T5">+--------------+-------+---------+</text:span></text:p>
      <text:p text:style-name="P8"><text:span text:style-name="T5">| Username <text:s text:c="4"/>| Score | units <text:s text:c="2"/>|</text:span></text:p>
      <text:p text:style-name="P8"><text:span text:style-name="T5">+--------------+-------+---------+</text:span></text:p>
      <text:p text:style-name="P8"><text:span text:style-name="T5">| ScarlettJo <text:s text:c="2"/>| <text:s text:c="3"/>99 | <text:s/>points |</text:span></text:p>
      <text:p text:style-name="P8"><text:span text:style-name="T5">| DavidCameron | <text:s text:c="3"/>98 | <text:s/>points |</text:span></text:p>
      <text:p text:style-name="P8"><text:span text:style-name="T5">| WillWoodhead | <text:s text:c="3"/>86 | <text:s/>points |</text:span></text:p>
      <text:p text:style-name="P8"><text:span text:style-name="T5">| ScarlettJo <text:s text:c="2"/>| <text:s text:c="3"/>65 | <text:s/>points |</text:span></text:p>
      <text:p text:style-name="P8"><text:span text:style-name="T5">| WillWoodhead | <text:s text:c="3"/>61 | <text:s/>points |</text:span></text:p>
      <text:p text:style-name="P8"><text:span text:style-name="T5">| AlexParrott <text:s/>| <text:s text:c="3"/>59 | <text:s/>points |</text:span></text:p>
      <text:p text:style-name="P8"><text:span text:style-name="T5">| WillWoodhead | <text:s text:c="3"/>53 | <text:s/>points |</text:span></text:p>
      <text:p text:style-name="P8"><text:span text:style-name="T5">| AlexParrott <text:s/>| <text:s text:c="3"/>53 | <text:s/>points |</text:span></text:p>
      <text:p text:style-name="P8"><text:span text:style-name="T5">| DavidCameron | <text:s text:c="3"/>50 | <text:s/>points |</text:span></text:p>
      <text:p text:style-name="P8"><text:span text:style-name="T5">| WillWoodhead | <text:s text:c="3"/>48 | <text:s/>points |</text:span></text:p>
      <text:p text:style-name="P8"><text:span text:style-name="T5">| AlexParrott <text:s/>| <text:s text:c="3"/>45 | <text:s/>points |</text:span></text:p>
      <text:p text:style-name="P8"><text:span text:style-name="T5">| ScarlettJo <text:s text:c="2"/>| <text:s text:c="3"/>40 | <text:s/>points |</text:span></text:p>
      <text:p text:style-name="P8"><text:span text:style-name="T5">| DavidCameron | <text:s text:c="3"/>39 | <text:s/>points |</text:span></text:p>
      <text:p text:style-name="P8"><text:span text:style-name="T5">| AlexParrott <text:s/>| <text:s text:c="3"/>35 | <text:s/>points |</text:span></text:p>
      <text:p text:style-name="P8"><text:span text:style-name="T5">| AlexParrott <text:s/>| <text:s text:c="3"/>29 | <text:s/>points |</text:span></text:p>
      <text:p text:style-name="P8"><text:span text:style-name="T5">| ScarlettJo <text:s text:c="2"/>| <text:s text:c="3"/>25 | <text:s/>points |</text:span></text:p>
      <text:p text:style-name="P8"><text:span text:style-name="T5">| ScarlettJo <text:s text:c="2"/>| <text:s text:c="3"/>14 | <text:s/>points |</text:span></text:p>
      <text:p text:style-name="P8"><text:span text:style-name="T5">| WillWoodhead | <text:s text:c="3"/>12 | <text:s/>points |</text:span></text:p>
      <text:p text:style-name="P8"><text:span text:style-name="T5">| AlexParrott <text:s/>| <text:s text:c="4"/>4 | <text:s/>points |</text:span></text:p>
      <text:p text:style-name="P8"><text:span text:style-name="T5">| ScarlettJo <text:s text:c="2"/>| <text:s text:c="4"/>3 | <text:s/>points |</text:span></text:p>
      <text:p text:style-name="P8"><text:span text:style-name="T5">+--------------+-------+---------+</text:span></text:p>
      <text:p text:style-name="P10"><text:span text:style-name="T5"/></text:p>
      <text:p text:style-name="P23"/>
      <text:p text:style-name="P23">This is <text:s/>a list of friends of WillWoodhead who have also registered <text:s/><text:span text:style-name="T20">high </text:span>scores on GTA V.</text:p>
      <text:p text:style-name="P23"><text:span text:style-name="T9"/></text:p>
      <text:p text:style-name="P23"><text:span text:style-name="T9"/></text:p>
      <text:p text:style-name="P24">Feature: Create Leaderboard with sort orders and score formats – relates to question 17.</text:p>
      <text:p text:style-name="P24"/>
      <text:p text:style-name="P23">This feature allows leaderboards to be used for games with ascending sort orders and descending sort orders. It also allows for points to have a format, eg money, miles, coins etc.</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roman"/>
    <style:font-face style:name="Lucida Sans1" svg:font-family="'Lucida Sans'" style:font-family-generic="swiss"/>
    <style:font-face style:name="Minion Pro" svg:font-family="'Minion Pro'"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6:31:24.159206000</meta:creation-date>
    <dc:date>2014-05-02T17:15:48.651258000</dc:date>
    <meta:editing-duration>PT28M41S</meta:editing-duration>
    <meta:editing-cycles>6</meta:editing-cycles>
    <meta:generator>LibreOffice/4.2.0.4$MacOSX_X86_64 LibreOffice_project/05dceb5d363845f2cf968344d7adab8dcfb2ba71</meta:generator>
    <meta:document-statistic meta:table-count="0" meta:image-count="0" meta:object-count="0" meta:page-count="4" meta:paragraph-count="190" meta:word-count="1768" meta:character-count="10542" meta:non-whitespace-character-count="6453"/>
  </office:meta>
</office:document-meta>
</file>